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4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3">
            <text:p>NameStyle</text:p>
          </table:table-cell>
          <table:table-cell office:value-type="string" table:style-name="ce13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3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3">
            <text:p>DateFirstPurchase</text:p>
          </table:table-cell>
          <table:table-cell office:value-type="string" table:style-name="ce4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3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3">
            <text:p>BirthDate</text:p>
          </table:table-cell>
          <table:table-cell office:value-type="string" table:style-name="ce4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3">
            <text:p>MaritalStatus</text:p>
          </table:table-cell>
          <table:table-cell office:value-type="string" table:style-name="ce4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3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3">
            <text:p>YearlyIncome</text:p>
          </table:table-cell>
          <table:table-cell office:value-type="string" table:style-name="ce4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3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3">
            <text:p>Gender</text:p>
          </table:table-cell>
          <table:table-cell office:value-type="string" table:style-name="ce4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3">
            <text:p>TotalChildren</text:p>
          </table:table-cell>
          <table:table-cell office:value-type="string" table:style-name="ce4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3">
            <text:p>NumberChildrenAtHome</text:p>
          </table:table-cell>
          <table:table-cell office:value-type="string" table:style-name="ce4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3">
            <text:p>Education</text:p>
          </table:table-cell>
          <table:table-cell office:value-type="string" table:style-name="ce4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3">
            <text:p>Occupation</text:p>
          </table:table-cell>
          <table:table-cell office:value-type="string" table:style-name="ce4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4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5">
            <text:p>Used to fetch Record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15">
            <text:p>Used for Mapping</text:p>
          </table:table-cell>
          <table:table-cell office:value-type="string" table:style-name="ce13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table:number-columns-repeated="2" table:style-name="ce1"/>
          <table:table-cell office:value-type="string" table:style-name="ce13">
            <text:p>AddressLine2</text:p>
          </table:table-cell>
          <table:table-cell table:style-name="ce1"/>
          <table:table-cell office:value-type="string" table:style-name="ce13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3">
            <text:p>MiddleName</text:p>
          </table:table-cell>
          <table:table-cell table:number-columns-repeated="4" table:style-name="ce1"/>
          <table:table-cell office:value-type="string" table:style-name="ce13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3">
            <text:p>LastName</text:p>
          </table:table-cell>
          <table:table-cell table:number-columns-repeated="4" table:style-name="ce1"/>
          <table:table-cell office:value-type="string" table:style-name="ce13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3">
            <text:p>NameStyle</text:p>
          </table:table-cell>
          <table:table-cell table:number-columns-repeated="4" table:style-name="ce1"/>
          <table:table-cell office:value-type="string" table:style-name="ce13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4" table:style-name="ce1"/>
          <table:table-cell office:value-type="string" table:style-name="ce13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3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3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3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5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3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3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3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26T23:42:58Z</dc:date>
  </office:meta>
</office:document-meta>
</file>